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DE78392807D83FF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407cm"/>
    </style:style>
    <style:style style:name="gr5" style:family="graphic" style:parent-style-name="standard">
      <style:graphic-properties draw:stroke="none" svg:stroke-color="#000000" draw:fill="none" draw:fill-color="#ffffff" fo:min-height="1.728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svg:stroke-color="#ff3333" draw:fill="none" draw:textarea-vertical-align="middle" draw:auto-grow-height="false" fo:min-height="2.76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26cm" svg:height="12.844cm" draw:transform="rotate (-1.5707963267949) translate (19.559cm 4.175cm)">
          <draw:image xlink:href="Pictures/1000000000000280000001E0DE78392807D83FF0.jpg" xlink:type="simple" xlink:show="embed" xlink:actuate="onLoad">
            <text:p/>
          </draw:image>
        </draw:frame>
        <draw:frame draw:style-name="gr2" draw:text-style-name="P2" draw:layer="layout" svg:width="3.302cm" svg:height="0.962cm" svg:x="11.414cm" svg:y="2.07cm">
          <draw:text-box>
            <text:p>Speaker</text:p>
          </draw:text-box>
        </draw:frame>
        <draw:frame draw:style-name="gr3" draw:text-style-name="P2" draw:layer="layout" svg:width="2.373cm" svg:height="0.962cm" svg:x="2.564cm" svg:y="5.626cm">
          <draw:text-box>
            <text:p>CW ID</text:p>
          </draw:text-box>
        </draw:frame>
        <draw:frame draw:style-name="gr4" draw:text-style-name="P2" draw:layer="layout" svg:width="3.302cm" svg:height="0.962cm" svg:x="2.016cm" svg:y="6.769cm">
          <draw:text-box>
            <text:p>Voice ID</text:p>
          </draw:text-box>
        </draw:frame>
        <draw:frame draw:style-name="gr2" draw:text-style-name="P2" draw:layer="layout" svg:width="2.159cm" svg:height="0.962cm" svg:x="2.651cm" svg:y="7.731cm">
          <draw:text-box>
            <text:p>Erase</text:p>
          </draw:text-box>
        </draw:frame>
        <draw:frame draw:style-name="gr5" draw:text-style-name="P2" draw:layer="layout" svg:width="3.048cm" svg:height="1.978cm" svg:x="2.27cm" svg:y="8.747cm">
          <draw:text-box>
            <text:p>Record</text:p>
          </draw:text-box>
        </draw:frame>
        <draw:frame draw:style-name="gr2" draw:text-style-name="P2" draw:layer="layout" svg:width="2.413cm" svg:height="0.962cm" svg:x="2.524cm" svg:y="14.97cm">
          <draw:text-box>
            <text:p>Mode</text:p>
          </draw:text-box>
        </draw:frame>
        <draw:frame draw:style-name="gr2" draw:text-style-name="P2" draw:layer="layout" svg:width="2.667cm" svg:height="0.962cm" svg:x="1.889cm" svg:y="12.557cm">
          <draw:text-box>
            <text:p>Volume</text:p>
          </draw:text-box>
        </draw:frame>
        <draw:frame draw:style-name="gr6" draw:text-style-name="P2" draw:layer="layout" svg:width="4.191cm" svg:height="1.016cm" svg:x="1.889cm" svg:y="17.002cm">
          <draw:text-box>
            <text:p>Microphone</text:p>
          </draw:text-box>
        </draw:frame>
        <draw:frame draw:style-name="gr7" draw:text-style-name="P2" draw:layer="layout" svg:width="4.445cm" svg:height="0.962cm" svg:x="11.795cm" svg:y="21.882cm">
          <draw:text-box>
            <text:p>LED Status</text:p>
          </draw:text-box>
        </draw:frame>
        <draw:frame draw:style-name="gr7" draw:text-style-name="P2" draw:layer="layout" svg:width="4.953cm" svg:height="1.673cm" svg:x="1.508cm" svg:y="18.653cm">
          <draw:text-box>
            <text:p>Interconnect</text:p>
            <text:p>Cable Hole</text:p>
          </draw:text-box>
        </draw:frame>
        <draw:line draw:style-name="gr8" draw:text-style-name="P3" draw:layer="layout" svg:x1="5.064cm" svg:y1="6.207cm" svg:x2="9.89cm" svg:y2="8.62cm">
          <text:p/>
        </draw:line>
        <draw:line draw:style-name="gr8" draw:text-style-name="P3" draw:layer="layout" svg:x1="5.064cm" svg:y1="7.35cm" svg:x2="9.89cm" svg:y2="9.382cm">
          <text:p/>
        </draw:line>
        <draw:line draw:style-name="gr8" draw:text-style-name="P3" draw:layer="layout" svg:x1="4.81cm" svg:y1="8.366cm" svg:x2="9.89cm" svg:y2="10.271cm">
          <text:p/>
        </draw:line>
        <draw:line draw:style-name="gr8" draw:text-style-name="P3" draw:layer="layout" svg:x1="4.937cm" svg:y1="9.255cm" svg:x2="10.017cm" svg:y2="11.033cm">
          <text:p/>
        </draw:line>
        <draw:line draw:style-name="gr8" draw:text-style-name="P3" draw:layer="layout" svg:x1="4.429cm" svg:y1="12.938cm" svg:x2="8.62cm" svg:y2="12.938cm">
          <text:p/>
        </draw:line>
        <draw:line draw:style-name="gr8" draw:text-style-name="P3" draw:layer="layout" svg:x1="4.556cm" svg:y1="15.224cm" svg:x2="10.398cm" svg:y2="13.319cm">
          <text:p/>
        </draw:line>
        <draw:line draw:style-name="gr8" draw:text-style-name="P3" draw:layer="layout" svg:x1="5.445cm" svg:y1="17.51cm" svg:x2="9.128cm" svg:y2="17.256cm">
          <text:p/>
        </draw:line>
        <draw:line draw:style-name="gr8" draw:text-style-name="P3" draw:layer="layout" svg:x1="5.445cm" svg:y1="19.161cm" svg:x2="9.382cm" svg:y2="18.907cm">
          <text:p/>
        </draw:line>
        <draw:custom-shape draw:style-name="gr9" draw:text-style-name="P3" draw:layer="layout" svg:width="0.762cm" svg:height="3.175cm" svg:x="11.16cm" svg:y="14.8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3" draw:layer="layout" svg:x1="13.954cm" svg:y1="21.828cm" svg:x2="11.922cm" svg:y2="16.621cm">
          <text:p/>
        </draw:line>
        <draw:line draw:style-name="gr8" draw:text-style-name="P3" draw:layer="layout" svg:x1="13.319cm" svg:y1="2.905cm" svg:x2="14.208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3:42:47.964919730</meta:creation-date>
    <dc:date>2017-01-10T13:53:02.003378261</dc:date>
    <meta:editing-duration>PT10M14S</meta:editing-duration>
    <meta:editing-cycles>1</meta:editing-cycles>
    <meta:document-statistic meta:object-count="22"/>
    <meta:generator>LibreOffice/5.1.4.2$Linux_X86_64 LibreOffice_project/10m0$Build-2</meta:generator>
  </office:meta>
</office:document-meta>
</file>